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5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5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"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" office:value-type="float" office:value="0.981645575327624" calcext:value-type="float">
            <text:p>0.981645575327624</text:p>
          </table:table-cell>
          <table:table-cell table:style-name="ce2"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"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" office:value-type="float" office:value="0.968425203170921" calcext:value-type="float">
            <text:p>0.968425203170921</text:p>
          </table:table-cell>
          <table:table-cell table:style-name="ce2"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" office:value-type="float" office:value="0.937295624272734" calcext:value-type="float">
            <text:p>0.937295624272734</text:p>
          </table:table-cell>
          <table:table-cell table:style-name="ce2" office:value-type="float" office:value="0.938035064554052" calcext:value-type="float">
            <text:p>0.938035064554052</text:p>
          </table:table-cell>
          <table:table-cell table:style-name="ce2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"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024012111991" calcext:value-type="float">
            <text:p>0.9102401211199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"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40804961935" calcext:value-type="float">
            <text:p>0.902840804961935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"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2381000402312" calcext:value-type="float">
            <text:p>0.72381000402312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49213164857642" calcext:value-type="float">
            <text:p>0.749213164857642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3380398851195" calcext:value-type="float">
            <text:p>0.913380398851195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" table:formula="of:=AVERAGE([.E7:.E29])" office:value-type="float" office:value="0.874265309840153" calcext:value-type="float">
            <text:p>0.874265309840153</text:p>
          </table:table-cell>
          <table:table-cell table:style-name="ce2" table:formula="of:=AVERAGE([.F7:.F29])" office:value-type="float" office:value="0.87429971686235" calcext:value-type="float">
            <text:p>0.87429971686235</text:p>
          </table:table-cell>
          <table:table-cell table:style-name="ce2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4" table:formula="of:=AVERAGE([.K7:.K29])" office:value-type="float" office:value="0.771975040878582" calcext:value-type="float">
            <text:p>0.771975040878582</text:p>
          </table:table-cell>
          <table:table-cell table:style-name="ce4" table:formula="of:=AVERAGE([.L7:.L29])" office:value-type="float" office:value="0.766752718615759" calcext:value-type="float">
            <text:p>0.766752718615759</text:p>
          </table:table-cell>
          <table:table-cell table:style-name="ce4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69197335806793" calcext:value-type="float">
            <text:p>0.869197335806793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string" office:string-value="" calcext:value-type="error">
            <text:p>#DIV/0!</text:p>
          </table:table-cell>
          <table:table-cell table:formula="of:=AVERAGE([.X7:.X29])" office:value-type="string" office:string-value="" calcext:value-type="error">
            <text:p>#DIV/0!</text:p>
          </table:table-cell>
          <table:table-cell table:formula="of:=AVERAGE([.Y7:.Y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9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" table:formula="of:=AVERAGE([.D32:.D50])" office:value-type="float" office:value="0.773759925266384" calcext:value-type="float">
            <text:p>0.773759925266384</text:p>
          </table:table-cell>
          <table:table-cell table:style-name="ce2" table:formula="of:=AVERAGE([.E32:.E50])" office:value-type="float" office:value="0.756711982787809" calcext:value-type="float">
            <text:p>0.756711982787809</text:p>
          </table:table-cell>
          <table:table-cell table:style-name="ce2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" table:formula="of:=AVERAGE([.K32:.K50])" office:value-type="float" office:value="0.640481292746439" calcext:value-type="float">
            <text:p>0.640481292746439</text:p>
          </table:table-cell>
          <table:table-cell table:style-name="ce2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2:23:02.361622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0T14:45:47.822697542</dc:date>
    <meta:editing-duration>PT3H32M35S</meta:editing-duration>
    <meta:editing-cycles>41</meta:editing-cycles>
    <meta:generator>LibreOffice/6.0.7.3$Linux_X86_64 LibreOffice_project/00m0$Build-3</meta:generator>
    <meta:document-statistic meta:table-count="1" meta:cell-count="891" meta:object-count="0"/>
  </office:meta>
</office:document-meta>
</file>